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Grafiek 1" draw:style-name="gr1" svg:width="10.9394in" svg:height="3.5406in" svg:x="0.7311in" svg:y="2.5185in">
            <draw:object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imitri</text:p>
          </table:table-cell>
          <table:covered-table-cell/>
          <table:table-cell table:style-name="ce2" office:value-type="string" calcext:value-type="string" table:number-columns-spanned="2" table:number-rows-spanned="1">
            <text:p>Remco</text:p>
          </table:table-cell>
          <table:covered-table-cell/>
          <table:table-cell table:style-name="ce2" office:value-type="string" calcext:value-type="string" table:number-columns-spanned="2" table:number-rows-spanned="1">
            <text:p>Robert</text:p>
          </table:table-cell>
          <table:covered-table-cell/>
          <table:table-cell table:style-name="ce2" office:value-type="string" calcext:value-type="string" table:number-columns-spanned="2" table:number-rows-spanned="1">
            <text:p>Jeroen</text:p>
          </table:table-cell>
          <table:covered-table-cell/>
          <table:table-cell table:style-name="ce2" office:value-type="string" calcext:value-type="string" table:number-columns-spanned="2" table:number-rows-spanned="1">
            <text:p>Addie</text:p>
          </table:table-cell>
          <table:covered-table-cell/>
          <table:table-cell table:style-name="ce2" office:value-type="string" calcext:value-type="string" table:number-columns-spanned="2" table:number-rows-spanned="1">
            <text:p>Bas</text:p>
          </table:table-cell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Course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R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P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F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WA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BSE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SUM([.B5:.B10])" office:value-type="float" office:value="20" calcext:value-type="float">
            <text:p>20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4" table:formula="of:=SUM([.D5:.D10])" office:value-type="float" office:value="18" calcext:value-type="float">
            <text:p>18</text:p>
          </table:table-cell>
          <table:table-cell table:style-name="ce6" table:formula="of:=SUM([.E5:.E10])" office:value-type="float" office:value="20" calcext:value-type="float">
            <text:p>20</text:p>
          </table:table-cell>
          <table:table-cell table:style-name="ce4" table:formula="of:=SUM([.F5:.F10])" office:value-type="float" office:value="16" calcext:value-type="float">
            <text:p>16</text:p>
          </table:table-cell>
          <table:table-cell table:style-name="ce6" table:formula="of:=SUM([.G5:.G10])" office:value-type="float" office:value="20" calcext:value-type="float">
            <text:p>20</text:p>
          </table:table-cell>
          <table:table-cell table:style-name="ce4" table:formula="of:=SUM([.H5:.H10])" office:value-type="float" office:value="20" calcext:value-type="float">
            <text:p>20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4" table:formula="of:=SUM([.J5:.J10])" office:value-type="float" office:value="14" calcext:value-type="float">
            <text:p>14</text:p>
          </table:table-cell>
          <table:table-cell table:style-name="ce6" table:formula="of:=SUM([.K5:.K10])" office:value-type="float" office:value="20" calcext:value-type="float">
            <text:p>20</text:p>
          </table:table-cell>
          <table:table-cell table:style-name="ce4" table:formula="of:=SUM([.L5:.L10])" office:value-type="float" office:value="26" calcext:value-type="float">
            <text:p>26</text:p>
          </table:table-cell>
          <table:table-cell table:style-name="ce6" table:formula="of:=SUM([.M5:.M10])" office:value-type="float" office:value="28" calcext:value-type="float">
            <text:p>28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5-01T14:42:31Z</meta:creation-date>
    <dc:date>2017-06-14T10:26:12.665707495</dc:date>
    <meta:editing-cycles>8</meta:editing-cycles>
    <meta:editing-duration>PT10M</meta:editing-duration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7.786cm" svg:height="8.993cm" xlink:href=".." xlink:type="simple" chart:class="chart:bar" chart:style-name="ch1">
        <chart:legend chart:legend-position="end" svg:x="25.84cm" svg:y="2.79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73cm" svg:height="8.635cm">
          <chartooo:coordinate-region svg:x="1.079cm" svg:y="0.405cm" svg:width="24.206cm" svg:height="7.709cm"/>
          <chart:axis chart:dimension="x" chart:name="primary-x" chart:style-name="ch4" chartooo:axis-type="text"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26">
                <text:p>26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14">
                <text:p>14</text:p>
                <draw:g>
                  <svg:desc>Sheet1.J11:Sheet1.K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20">
                <text:p>20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16">
                <text:p>16</text:p>
                <draw:g>
                  <svg:desc>Sheet1.F11:Sheet1.G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8">
                <text:p>18</text:p>
                <draw:g>
                  <svg:desc>Sheet1.D11:Sheet1.E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20">
                <text:p>20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